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4"/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20" calcext:value-type="float">
            <text:p>20</text:p>
          </table:table-cell>
          <table:table-cell table:style-name="ce14" table:formula="of:=ORG.LIBREOFFICE.RAWSUBTRACT( [.B113];10)" office:value-type="float" office:value="10" calcext:value-type="float">
            <text:p>10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20" calcext:value-type="float">
            <text:p>20</text:p>
          </table:table-cell>
          <table:table-cell table:style-name="ce14" table:formula="of:=ORG.LIBREOFFICE.RAWSUBTRACT( [.B114];10)" office:value-type="float" office:value="10" calcext:value-type="float">
            <text:p>10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20" calcext:value-type="float">
            <text:p>20</text:p>
          </table:table-cell>
          <table:table-cell table:style-name="ce14" table:formula="of:=ORG.LIBREOFFICE.RAWSUBTRACT( [.B115];10)" office:value-type="float" office:value="10" calcext:value-type="float">
            <text:p>10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20" calcext:value-type="float">
            <text:p>20</text:p>
          </table:table-cell>
          <table:table-cell table:style-name="ce14" table:formula="of:=ORG.LIBREOFFICE.RAWSUBTRACT( [.B116];10)" office:value-type="float" office:value="10" calcext:value-type="float">
            <text:p>10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20" calcext:value-type="float">
            <text:p>20</text:p>
          </table:table-cell>
          <table:table-cell table:style-name="ce14" table:formula="of:=ORG.LIBREOFFICE.RAWSUBTRACT( [.B117];10)" office:value-type="float" office:value="10" calcext:value-type="float">
            <text:p>10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9:45:26.670140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7T20:41:19.731278523</dc:date>
    <meta:editing-duration>PT15H44M59S</meta:editing-duration>
    <meta:editing-cycles>49</meta:editing-cycles>
    <meta:document-statistic meta:table-count="1" meta:cell-count="1255" meta:object-count="0"/>
  </office:meta>
</office:document-meta>
</file>